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14.166666666667" calcext:value-type="float">
            <text:p>214.1666666667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10.833333333333" calcext:value-type="float">
            <text:p>410.833333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werken aan webservice &amp; mailen poster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/>
          <table:table-cell table:formula="of:=MOD(([.C85]-[.B85])*24;24)" office:value-type="float" office:value="11.5" calcext:value-type="float">
            <text:p>11.50</text:p>
          </table:table-cell>
          <table:table-cell table:formula="of:=SUM([.$D$4:.$D85])" office:value-type="float" office:value="214.166666666667" calcext:value-type="float">
            <text:p>214.17</text:p>
          </table:table-cell>
          <table:table-cell table:formula="of:=625-[.E85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214.166666666667" calcext:value-type="float">
            <text:p>214.17</text:p>
          </table:table-cell>
          <table:table-cell table:formula="of:=625-[.E86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214.166666666667" calcext:value-type="float">
            <text:p>214.17</text:p>
          </table:table-cell>
          <table:table-cell table:formula="of:=625-[.E87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214.166666666667" calcext:value-type="float">
            <text:p>214.17</text:p>
          </table:table-cell>
          <table:table-cell table:formula="of:=625-[.E88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214.166666666667" calcext:value-type="float">
            <text:p>214.17</text:p>
          </table:table-cell>
          <table:table-cell table:formula="of:=625-[.E89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214.166666666667" calcext:value-type="float">
            <text:p>214.17</text:p>
          </table:table-cell>
          <table:table-cell table:formula="of:=625-[.E90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214.166666666667" calcext:value-type="float">
            <text:p>214.17</text:p>
          </table:table-cell>
          <table:table-cell table:formula="of:=625-[.E91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214.166666666667" calcext:value-type="float">
            <text:p>214.17</text:p>
          </table:table-cell>
          <table:table-cell table:formula="of:=625-[.E92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14.166666666667" calcext:value-type="float">
            <text:p>214.17</text:p>
          </table:table-cell>
          <table:table-cell table:formula="of:=625-[.E93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14.166666666667" calcext:value-type="float">
            <text:p>214.17</text:p>
          </table:table-cell>
          <table:table-cell table:formula="of:=625-[.E94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14.166666666667" calcext:value-type="float">
            <text:p>214.17</text:p>
          </table:table-cell>
          <table:table-cell table:formula="of:=625-[.E95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14.166666666667" calcext:value-type="float">
            <text:p>214.17</text:p>
          </table:table-cell>
          <table:table-cell table:formula="of:=625-[.E96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14.166666666667" calcext:value-type="float">
            <text:p>214.17</text:p>
          </table:table-cell>
          <table:table-cell table:formula="of:=625-[.E97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14.166666666667" calcext:value-type="float">
            <text:p>214.17</text:p>
          </table:table-cell>
          <table:table-cell table:formula="of:=625-[.E98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14.166666666667" calcext:value-type="float">
            <text:p>214.17</text:p>
          </table:table-cell>
          <table:table-cell table:formula="of:=625-[.E99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14.166666666667" calcext:value-type="float">
            <text:p>214.17</text:p>
          </table:table-cell>
          <table:table-cell table:formula="of:=625-[.E100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14.166666666667" calcext:value-type="float">
            <text:p>214.17</text:p>
          </table:table-cell>
          <table:table-cell table:formula="of:=625-[.E101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14.166666666667" calcext:value-type="float">
            <text:p>214.17</text:p>
          </table:table-cell>
          <table:table-cell table:formula="of:=625-[.E102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14.166666666667" calcext:value-type="float">
            <text:p>214.17</text:p>
          </table:table-cell>
          <table:table-cell table:formula="of:=625-[.E103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14.166666666667" calcext:value-type="float">
            <text:p>214.17</text:p>
          </table:table-cell>
          <table:table-cell table:formula="of:=625-[.E104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14.166666666667" calcext:value-type="float">
            <text:p>214.17</text:p>
          </table:table-cell>
          <table:table-cell table:formula="of:=625-[.E105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14.166666666667" calcext:value-type="float">
            <text:p>214.17</text:p>
          </table:table-cell>
          <table:table-cell table:formula="of:=625-[.E106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14.166666666667" calcext:value-type="float">
            <text:p>214.17</text:p>
          </table:table-cell>
          <table:table-cell table:formula="of:=625-[.E107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14.166666666667" calcext:value-type="float">
            <text:p>214.17</text:p>
          </table:table-cell>
          <table:table-cell table:formula="of:=625-[.E108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14.166666666667" calcext:value-type="float">
            <text:p>214.17</text:p>
          </table:table-cell>
          <table:table-cell table:formula="of:=625-[.E109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14.166666666667" calcext:value-type="float">
            <text:p>214.17</text:p>
          </table:table-cell>
          <table:table-cell table:formula="of:=625-[.E110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14.166666666667" calcext:value-type="float">
            <text:p>214.17</text:p>
          </table:table-cell>
          <table:table-cell table:formula="of:=625-[.E111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14.166666666667" calcext:value-type="float">
            <text:p>214.17</text:p>
          </table:table-cell>
          <table:table-cell table:formula="of:=625-[.E112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14.166666666667" calcext:value-type="float">
            <text:p>214.17</text:p>
          </table:table-cell>
          <table:table-cell table:formula="of:=625-[.E113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14.166666666667" calcext:value-type="float">
            <text:p>214.17</text:p>
          </table:table-cell>
          <table:table-cell table:formula="of:=625-[.E114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14.166666666667" calcext:value-type="float">
            <text:p>214.17</text:p>
          </table:table-cell>
          <table:table-cell table:formula="of:=625-[.E115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14.166666666667" calcext:value-type="float">
            <text:p>214.17</text:p>
          </table:table-cell>
          <table:table-cell table:formula="of:=625-[.E116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14.166666666667" calcext:value-type="float">
            <text:p>214.17</text:p>
          </table:table-cell>
          <table:table-cell table:formula="of:=625-[.E117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14.166666666667" calcext:value-type="float">
            <text:p>214.17</text:p>
          </table:table-cell>
          <table:table-cell table:formula="of:=625-[.E118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14.166666666667" calcext:value-type="float">
            <text:p>214.17</text:p>
          </table:table-cell>
          <table:table-cell table:formula="of:=625-[.E119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14.166666666667" calcext:value-type="float">
            <text:p>214.17</text:p>
          </table:table-cell>
          <table:table-cell table:formula="of:=625-[.E120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14.166666666667" calcext:value-type="float">
            <text:p>214.17</text:p>
          </table:table-cell>
          <table:table-cell table:formula="of:=625-[.E121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14.166666666667" calcext:value-type="float">
            <text:p>214.17</text:p>
          </table:table-cell>
          <table:table-cell table:formula="of:=625-[.E122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14.166666666667" calcext:value-type="float">
            <text:p>214.17</text:p>
          </table:table-cell>
          <table:table-cell table:formula="of:=625-[.E123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14.166666666667" calcext:value-type="float">
            <text:p>214.17</text:p>
          </table:table-cell>
          <table:table-cell table:formula="of:=625-[.E124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14.166666666667" calcext:value-type="float">
            <text:p>214.17</text:p>
          </table:table-cell>
          <table:table-cell table:formula="of:=625-[.E125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14.166666666667" calcext:value-type="float">
            <text:p>214.17</text:p>
          </table:table-cell>
          <table:table-cell table:formula="of:=625-[.E126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14.166666666667" calcext:value-type="float">
            <text:p>214.17</text:p>
          </table:table-cell>
          <table:table-cell table:formula="of:=625-[.E127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14.166666666667" calcext:value-type="float">
            <text:p>214.17</text:p>
          </table:table-cell>
          <table:table-cell table:formula="of:=625-[.E128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14.166666666667" calcext:value-type="float">
            <text:p>214.17</text:p>
          </table:table-cell>
          <table:table-cell table:formula="of:=625-[.E129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14.166666666667" calcext:value-type="float">
            <text:p>214.17</text:p>
          </table:table-cell>
          <table:table-cell table:formula="of:=625-[.E130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14.166666666667" calcext:value-type="float">
            <text:p>214.17</text:p>
          </table:table-cell>
          <table:table-cell table:formula="of:=625-[.E131]" office:value-type="float" office:value="410.833333333333" calcext:value-type="float">
            <text:p>410.83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09:05:13.546983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1T14:21:24.524632527</dc:date>
    <meta:editing-duration>P2DT18H16M13S</meta:editing-duration>
    <meta:editing-cycles>111</meta:editing-cycles>
    <meta:generator>LibreOffice/4.1.5.3$Linux_X86_64 LibreOffice_project/410m0$Build-3</meta:generator>
    <meta:document-statistic meta:table-count="1" meta:cell-count="689" meta:object-count="0"/>
  </office:meta>
</office:document-meta>
</file>